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adornments="Обычный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ТекстДокумента">Доброго дня, <text:database-display text:table-name="Персоны" text:table-type="table" text:column-name="Обращение" text:database-name="Реестр участников">&lt;Обращение&gt;</text:database-display> <text:database-display text:table-name="Персоны" text:table-type="table" text:column-name="ИмяИП" text:database-name="Реестр участников">&lt;ИмяИП&gt;</text:database-display> <text:database-display text:table-name="Персоны" text:table-type="table" text:column-name="ОтчествоИП" text:database-name="Реестр участников">&lt;ОтчествоИП&gt;</text:database-display>!</text:p>
      <text:p text:style-name="ТекстДокумента"/>
      <text:p text:style-name="ТекстДокумента">Мы были рады видеть Вас на мероприятии «<text:database-display text:table-name="Персоны" text:table-type="table" text:column-name="Мероприятие" text:database-name="Реестр участников">&lt;Мероприятие&gt;</text:database-display>» с докладом «<text:database-display text:table-name="Персоны" text:table-type="table" text:column-name="Доклад" text:database-name="Реестр участников">&lt;Доклад&gt;</text:database-display>», спасибо за оказанную честь.</text:p>
      <text:p text:style-name="ТекстДокумента">Надеемся, оно Вам понравилось.</text:p>
      <text:p text:style-name="ТекстДокумента"/>
      <text:p text:style-name="ТекстДокумента">Вы можете ознакомится с фотоотчётом в разделе «<text:a xlink:type="simple" xlink:href="https://harlamenkov.shue/gallery" text:style-name="Internet_20_link" text:visited-style-name="Visited_20_Internet_20_Link">Галерея</text:a>», оставить отзыв, поделиться своим мнением или высказать пожелания в разделе «<text:a xlink:type="simple" xlink:href="https://harlamenkov.shue/opinion" text:style-name="Internet_20_link" text:visited-style-name="Visited_20_Internet_20_Link">Отзыв</text:a>».</text:p>
      <text:p text:style-name="ТекстДокумента"/>
      <text:p text:style-name="ТекстДокумента">Мы будем счастливы видеть Вас вновь на следующих мероприятиях.</text:p>
      <text:p text:style-name="ТекстДокумента"/>
      <text:p text:style-name="ТекстДокумента">С уважением,</text:p>
      <text:p text:style-name="ТекстДокумента">Пескоструйный Калловрат Иммануилович,</text:p>
      <text:p text:style-name="ТекстДокумента">Генеральный директор ООО «ШУЕ ППШ»,</text:p>
      <text:p text:style-name="ТекстДокумента">+7 (800) 555-35-35</text:p>
      <text:p text:style-name="ТекстДокумента">peskostruniy@shue.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adornments="Обычный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ТекстДокумента" style:family="paragraph" style:parent-style-name="Standard" style:class="text">
      <style:text-properties fo:color="#000000" style:font-name="Arial" fo:font-size="14pt" fo:font-weight="normal" style:font-weight-asian="normal"/>
    </style:style>
    <style:style style:name="ИмяСобственное" style:family="paragraph" style:parent-style-name="ТекстДокумента" style:class="text">
      <style:text-properties fo:language="zxx" fo:country="none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8:44:01</meta:creation-date>
    <dc:date>2020-12-10T09:44:30</dc:date>
    <meta:editing-duration>PT33M9S</meta:editing-duration>
    <meta:editing-cycles>9</meta:editing-cycles>
    <meta:generator>OpenOffice/4.1.7$Unix OpenOffice.org_project/417m1$Build-9800</meta:generator>
    <meta:document-statistic meta:table-count="0" meta:image-count="0" meta:object-count="0" meta:page-count="1" meta:paragraph-count="10" meta:word-count="66" meta:character-count="505"/>
  </office:meta>
</office:document-meta>
</file>